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4.707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387cm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1.476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46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11cm" fo:min-width="1.977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3.945cm"/>
    </style:style>
    <style:style style:name="gr12" style:family="graphic" style:parent-style-name="standard">
      <style:graphic-properties draw:textarea-horizontal-align="justify" draw:textarea-vertical-align="middle" draw:auto-grow-height="false" fo:min-height="1.211cm" fo:min-width="1.66cm"/>
    </style:style>
    <style:style style:name="gr13" style:family="graphic" style:parent-style-name="standard">
      <style:graphic-properties draw:textarea-horizontal-align="justify" draw:textarea-vertical-align="middle" draw:auto-grow-height="false" fo:min-height="0.919cm" fo:min-width="1.2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828cm" fo:min-width="1.296cm"/>
    </style:style>
    <style:style style:name="gr18" style:family="graphic" style:parent-style-name="standard">
      <style:graphic-properties draw:textarea-horizontal-align="justify" draw:textarea-vertical-align="middle" draw:auto-grow-height="false" fo:min-height="0.919cm" fo:min-width="1.118cm"/>
    </style:style>
    <style:style style:name="gr19" style:family="graphic" style:parent-style-name="standard">
      <style:graphic-properties draw:textarea-horizontal-align="justify" draw:textarea-vertical-align="middle" draw:auto-grow-height="false" fo:min-height="1.188cm" fo:min-width="2.734cm"/>
    </style:style>
    <style:style style:name="gr20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524cm" svg:x="3.921cm" svg:y="7.35cm">
          <text:p text:style-name="P1">mahasisw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1.524cm" svg:x="1.762cm" svg:y="20.05cm">
          <text:p text:style-name="P1">dos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397cm" svg:x="14.335cm" svg:y="10.017cm">
          <text:p text:style-name="P1">jurusa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67cm" svg:height="1.524cm" svg:x="1.127cm" svg:y="3.54cm">
          <text:p text:style-name="P2"><text:span text:style-name="T1">n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67cm" svg:height="1.524cm" svg:x="3.159cm" svg:y="2.016cm">
          <text:p text:style-name="P1">n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667cm" svg:height="1.651cm" svg:x="6.207cm" svg:y="1.889cm">
          <text:p text:style-name="P1">ala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94cm" svg:height="1.524cm" svg:x="8.366cm" svg:y="3.413cm">
          <text:p text:style-name="P1">jurus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86cm" svg:height="1.524cm" svg:x="4.683cm" svg:y="23.479cm">
          <text:p text:style-name="P1">n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191cm" svg:height="2.286cm" svg:x="12.049cm" svg:y="4.81cm">
          <text:p text:style-name="P1">namajurus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.524cm" svg:y1="5.064cm" svg:x2="5.318cm" svg:y2="7.35cm">
          <text:p/>
        </draw:line>
        <draw:line draw:style-name="gr9" draw:text-style-name="P3" draw:layer="layout" svg:x1="4.683cm" svg:y1="3.54cm" svg:x2="6.08cm" svg:y2="7.35cm">
          <text:p/>
        </draw:line>
        <draw:line draw:style-name="gr9" draw:text-style-name="P3" draw:layer="layout" svg:x1="7.477cm" svg:y1="3.54cm" svg:x2="6.842cm" svg:y2="7.35cm">
          <text:p/>
        </draw:line>
        <draw:line draw:style-name="gr9" draw:text-style-name="P3" draw:layer="layout" svg:x1="9.763cm" svg:y1="4.937cm" svg:x2="7.731cm" svg:y2="7.35cm">
          <text:p/>
        </draw:line>
        <draw:custom-shape draw:style-name="gr10" draw:text-style-name="P1" draw:layer="layout" svg:width="4.953cm" svg:height="2.921cm" svg:x="4.556cm" svg:y="12.811cm">
          <text:p text:style-name="P1">mengontra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3" draw:layer="layout" svg:x1="6.969cm" svg:y1="12.938cm" svg:x2="6.969cm" svg:y2="8.747cm">
          <text:p/>
        </draw:line>
        <draw:line draw:style-name="gr9" draw:text-style-name="P3" draw:layer="layout" svg:x1="6.969cm" svg:y1="15.732cm" svg:x2="6.969cm" svg:y2="17.383cm">
          <text:p/>
        </draw:line>
        <draw:line draw:style-name="gr9" draw:text-style-name="P3" draw:layer="layout" svg:x1="6.969cm" svg:y1="17.383cm" svg:x2="4.683cm" svg:y2="17.383cm">
          <text:p/>
        </draw:line>
        <draw:line draw:style-name="gr9" draw:text-style-name="P3" draw:layer="layout" svg:x1="4.683cm" svg:y1="17.383cm" svg:x2="4.683cm" svg:y2="20.05cm">
          <text:p/>
        </draw:line>
        <draw:custom-shape draw:style-name="gr11" draw:text-style-name="P1" draw:layer="layout" svg:width="4.445cm" svg:height="1.524cm" svg:x="14.462cm" svg:y="20.05cm">
          <text:p text:style-name="P1">matakuliah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318cm" svg:height="2.921cm" svg:x="10.144cm" svg:y="6.842cm">
          <text:p text:style-name="P1">mengambi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3" draw:layer="layout" svg:x1="8.747cm" svg:y1="8.239cm" svg:x2="10.398cm" svg:y2="8.239cm">
          <text:p/>
        </draw:line>
        <draw:line draw:style-name="gr9" draw:text-style-name="P3" draw:layer="layout" svg:x1="12.303cm" svg:y1="9.763cm" svg:x2="12.303cm" svg:y2="10.779cm">
          <text:p/>
        </draw:line>
        <draw:line draw:style-name="gr9" draw:text-style-name="P3" draw:layer="layout" svg:x1="12.303cm" svg:y1="10.779cm" svg:x2="14.335cm" svg:y2="10.779cm">
          <text:p/>
        </draw:line>
        <draw:line draw:style-name="gr9" draw:text-style-name="P3" draw:layer="layout" svg:x1="9.382cm" svg:y1="14.208cm" svg:x2="16.748cm" svg:y2="14.208cm">
          <text:p/>
        </draw:line>
        <draw:line draw:style-name="gr9" draw:text-style-name="P3" draw:layer="layout" svg:x1="16.875cm" svg:y1="14.208cm" svg:x2="16.875cm" svg:y2="20.05cm">
          <text:p/>
        </draw:line>
        <draw:custom-shape draw:style-name="gr13" draw:text-style-name="P1" draw:layer="layout" svg:width="2.54cm" svg:height="1.651cm" svg:x="12.43cm" svg:y="22.717cm">
          <text:p text:style-name="P1">n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54cm" svg:height="1.651cm" svg:x="17.129cm" svg:y="22.717cm">
          <text:p text:style-name="P1">s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0.853cm" svg:height="0.962cm" svg:x="7.132cm" svg:y="8.747cm">
          <draw:text-box>
            <text:p>n</text:p>
          </draw:text-box>
        </draw:frame>
        <draw:frame draw:style-name="gr15" draw:text-style-name="P4" draw:layer="layout" svg:width="0.889cm" svg:height="0.962cm" svg:x="16.875cm" svg:y="19.215cm">
          <draw:text-box>
            <text:p>n</text:p>
          </draw:text-box>
        </draw:frame>
        <draw:frame draw:style-name="gr16" draw:text-style-name="P4" draw:layer="layout" svg:width="0.853cm" svg:height="0.962cm" svg:x="8.874cm" svg:y="7.15cm">
          <draw:text-box>
            <text:p>n</text:p>
          </draw:text-box>
        </draw:frame>
        <draw:frame draw:style-name="gr14" draw:text-style-name="P4" draw:layer="layout" svg:width="0.853cm" svg:height="0.962cm" svg:x="13.446cm" svg:y="9.763cm">
          <draw:text-box>
            <text:p>1</text:p>
          </draw:text-box>
        </draw:frame>
        <draw:frame draw:style-name="gr15" draw:text-style-name="P4" draw:layer="layout" svg:width="0.853cm" svg:height="0.962cm" svg:x="5.862cm" svg:y="8.747cm">
          <draw:text-box>
            <text:p>n</text:p>
          </draw:text-box>
        </draw:frame>
        <draw:frame draw:style-name="gr14" draw:text-style-name="P4" draw:layer="layout" svg:width="0.853cm" svg:height="0.962cm" svg:x="3.703cm" svg:y="19.161cm">
          <draw:text-box>
            <text:p>n</text:p>
          </draw:text-box>
        </draw:frame>
        <draw:custom-shape draw:style-name="gr17" draw:text-style-name="P1" draw:layer="layout" svg:width="2.54cm" svg:height="1.524cm" svg:x="1.762cm" svg:y="11.033cm">
          <text:p text:style-name="P1">nila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4.683cm" svg:y1="14.335cm" svg:x2="2.905cm" svg:y2="14.335cm">
          <text:p/>
        </draw:line>
        <draw:line draw:style-name="gr9" draw:text-style-name="P3" draw:layer="layout" svg:x1="3.032cm" svg:y1="14.335cm" svg:x2="3.032cm" svg:y2="12.557cm">
          <text:p/>
        </draw:line>
        <draw:custom-shape draw:style-name="gr18" draw:text-style-name="P2" draw:layer="layout" svg:width="2.286cm" svg:height="1.651cm" svg:x="1.762cm" svg:y="23.479cm">
          <text:p text:style-name="P2"><text:span text:style-name="T1">n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4.572cm" svg:height="2.032cm" svg:x="15.351cm" svg:y="3.286cm">
          <text:p text:style-name="P2"><text:span text:style-name="T1">kodejurus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3.81cm" svg:height="2.032cm" svg:x="13.827cm" svg:y="24.241cm">
          <text:p text:style-name="P2"><text:span text:style-name="T1">kodem</text:span><text:span text:style-name="T1">atk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4.589cm" svg:y1="7.096cm" svg:x2="16.367cm" svg:y2="10.017cm">
          <text:p/>
        </draw:line>
        <draw:line draw:style-name="gr9" draw:text-style-name="P3" draw:layer="layout" svg:x1="17.637cm" svg:y1="5.318cm" svg:x2="17.256cm" svg:y2="10.017cm">
          <text:p/>
        </draw:line>
        <draw:line draw:style-name="gr9" draw:text-style-name="P3" draw:layer="layout" svg:x1="3.921cm" svg:y1="21.447cm" svg:x2="2.905cm" svg:y2="23.606cm">
          <text:p/>
        </draw:line>
        <draw:line draw:style-name="gr9" draw:text-style-name="P3" draw:layer="layout" svg:x1="4.429cm" svg:y1="21.574cm" svg:x2="5.826cm" svg:y2="23.606cm">
          <text:p/>
        </draw:line>
        <draw:line draw:style-name="gr9" draw:text-style-name="P3" draw:layer="layout" svg:x1="15.986cm" svg:y1="21.574cm" svg:x2="13.827cm" svg:y2="22.844cm">
          <text:p/>
        </draw:line>
        <draw:line draw:style-name="gr9" draw:text-style-name="P3" draw:layer="layout" svg:x1="16.621cm" svg:y1="21.574cm" svg:x2="15.859cm" svg:y2="24.368cm">
          <text:p/>
        </draw:line>
        <draw:line draw:style-name="gr9" draw:text-style-name="P3" draw:layer="layout" svg:x1="17.891cm" svg:y1="21.574cm" svg:x2="18.526cm" svg:y2="22.7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4:04:27.994102217</meta:creation-date>
    <dc:date>2018-07-29T16:45:20.091425279</dc:date>
    <meta:editing-duration>PT26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